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PT Serif1" svg:font-family="'PT Serif', Georgia, Times, 'Times New Roman'"/>
    <style:font-face style:name="PT Serif" svg:font-family="'PT Serif', Georgia, Times, 'Times New Roman', sans-serif"/>
    <style:font-face style:name="Georgia" svg:font-family="Georgia" style:font-family-generic="roman"/>
    <style:font-face style:name="Georgia1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966in" style:rel-column-width="4271*"/>
    </style:style>
    <style:style style:name="Table1.B" style:family="table-column">
      <style:table-column-properties style:column-width="3.7271in" style:rel-column-width="5367*"/>
    </style:style>
    <style:style style:name="P1" style:family="paragraph" style:parent-style-name="Standard" style:list-style-name="">
      <style:paragraph-properties fo:line-height="150%" fo:text-align="start" style:justify-single-word="false" style:text-autospace="none"/>
      <style:text-properties style:font-name="Georgia" fo:font-size="26pt" style:font-name-asian="Georgia" style:font-size-asian="26pt" style:font-name-complex="Georgia" style:font-size-complex="26pt"/>
    </style:style>
    <style:style style:name="P2" style:family="paragraph" style:parent-style-name="Standard" style:list-style-name="">
      <style:paragraph-properties fo:line-height="150%" fo:text-align="start" style:justify-single-word="false" style:text-autospace="none"/>
      <style:text-properties style:font-name="Georgia" fo:font-size="18pt" fo:font-style="italic" style:font-name-asian="Georgia" style:font-size-asian="18pt" style:font-style-asian="italic" style:font-name-complex="Georgia" style:font-size-complex="18pt" style:font-style-complex="italic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Georgia" fo:font-size="11pt" style:font-name-asian="Georgia" style:font-size-asian="11pt" style:font-name-complex="Georgia" style:font-size-complex="11pt"/>
    </style:style>
    <style:style style:name="P4" style:family="paragraph" style:parent-style-name="Standard" style:list-style-name="">
      <style:paragraph-properties fo:line-height="150%" fo:text-align="start" style:justify-single-word="false" style:text-autospace="none"/>
      <style:text-properties style:font-name="Georgia" fo:font-size="11pt" style:font-name-asian="Georgia" style:font-size-asian="11pt" style:font-name-complex="Georgia" style:font-size-complex="11pt"/>
    </style:style>
    <style:style style:name="P5" style:family="paragraph" style:parent-style-name="Standard" style:list-style-name="">
      <style:paragraph-properties fo:line-height="150%" fo:text-align="start" style:justify-single-word="false" style:text-autospace="none"/>
      <style:text-properties style:font-name="Georgia1" fo:font-size="20pt" style:font-name-asian="Georgia" style:font-size-asian="20pt" style:font-name-complex="Georgia" style:font-size-complex="20pt"/>
    </style:style>
    <style:style style:name="P6" style:family="paragraph" style:parent-style-name="Standard" style:list-style-name="">
      <style:paragraph-properties fo:line-height="150%" fo:text-align="start" style:justify-single-word="false" style:text-autospace="none"/>
      <style:text-properties style:font-name="Georgia1" fo:font-size="11.3500003814697pt" style:font-name-asian="Georgia" style:font-size-asian="20pt" style:font-name-complex="Georgia" style:font-size-complex="20pt"/>
    </style:style>
    <style:style style:name="P7" style:family="paragraph" style:parent-style-name="Standard" style:list-style-name="">
      <style:paragraph-properties fo:line-height="150%" fo:text-align="start" style:justify-single-word="false" style:text-autospace="none"/>
      <style:text-properties style:font-name="Georgia1"/>
    </style:style>
    <style:style style:name="P8" style:family="paragraph" style:parent-style-name="Standard" style:list-style-name="">
      <style:paragraph-properties fo:line-height="150%" style:text-autospace="none"/>
      <style:text-properties style:font-name="Georgia1"/>
    </style:style>
    <style:style style:name="P9" style:family="paragraph" style:parent-style-name="Standard" style:list-style-name="">
      <style:paragraph-properties fo:line-height="150%" fo:text-align="start" style:justify-single-word="false" style:text-autospace="none"/>
      <style:text-properties style:font-name="Georgia1" fo:font-size="10pt"/>
    </style:style>
    <style:style style:name="P10" style:family="paragraph" style:parent-style-name="Standard" style:list-style-name="">
      <style:paragraph-properties fo:line-height="150%" fo:text-align="start" style:justify-single-word="false" style:text-autospace="none"/>
      <style:text-properties style:font-name="Georgia1" fo:font-size="10pt" style:font-name-asian="Georgia" style:font-size-asian="10pt" style:font-name-complex="Georgia" style:font-size-complex="10pt"/>
    </style:style>
    <style:style style:name="P11" style:family="paragraph" style:parent-style-name="Standard" style:list-style-name="">
      <style:paragraph-properties fo:line-height="150%" fo:text-align="start" style:justify-single-word="false" style:text-autospace="none"/>
      <style:text-properties style:font-name="Georgia1" fo:font-size="12pt" fo:font-weight="bold" style:font-name-asian="Georgia" style:font-size-asian="12pt" style:font-weight-asian="bold" style:font-name-complex="Georgia" style:font-size-complex="12pt" style:font-weight-complex="bold"/>
    </style:style>
    <style:style style:name="P12" style:family="paragraph" style:parent-style-name="Standard" style:list-style-name="">
      <style:paragraph-properties fo:line-height="150%" fo:text-align="start" style:justify-single-word="false" style:text-autospace="none"/>
      <style:text-properties style:font-name="Georgia1" fo:font-size="12pt" style:font-name-asian="Georgia" style:font-size-asian="12pt" style:font-name-complex="Georgia" style:font-size-complex="12pt"/>
    </style:style>
    <style:style style:name="P13" style:family="paragraph" style:parent-style-name="Standard" style:list-style-name="">
      <style:paragraph-properties fo:line-height="150%" fo:text-align="start" style:justify-single-word="false" style:text-autospace="none"/>
      <style:text-properties style:font-name="Georgia1" fo:font-size="12pt" fo:font-style="italic" style:font-name-asian="Georgia" style:font-size-asian="12pt" style:font-style-asian="italic" style:font-name-complex="Georgia" style:font-size-complex="12pt" style:font-style-complex="italic"/>
    </style:style>
    <style:style style:name="P14" style:family="paragraph" style:parent-style-name="Standard">
      <style:paragraph-properties fo:line-height="150%"/>
      <style:text-properties style:font-name="Georgia1" fo:font-size="16pt" style:font-size-asian="16pt" style:font-size-complex="16pt"/>
    </style:style>
    <style:style style:name="P15" style:family="paragraph" style:parent-style-name="Standard" style:list-style-name="">
      <style:paragraph-properties fo:line-height="150%" fo:text-align="start" style:justify-single-word="false" fo:break-before="page" style:text-autospace="none"/>
      <style:text-properties style:font-name="Georgia1" fo:font-size="12pt" style:font-name-asian="Georgia" style:font-size-asian="12pt" style:font-name-complex="Georgia" style:font-size-complex="12pt"/>
    </style:style>
    <style:style style:name="P16" style:family="paragraph" style:parent-style-name="Heading_20_3" style:list-style-name="">
      <style:paragraph-properties fo:line-height="150%" fo:text-align="start" style:justify-single-word="false" style:text-autospace="none"/>
      <style:text-properties fo:font-variant="normal" fo:text-transform="none" fo:color="#000000" style:font-name="Georgia1" fo:font-size="12pt" fo:letter-spacing="normal" fo:font-style="normal" fo:font-weight="normal" style:font-size-asian="12pt" style:font-size-complex="12pt"/>
    </style:style>
    <style:style style:name="P17" style:family="paragraph" style:parent-style-name="List_20_Contents">
      <style:paragraph-properties fo:margin-left="0in" fo:margin-right="0in" fo:margin-top="0in" fo:margin-bottom="0in" fo:line-height="150%" fo:text-indent="0in" style:auto-text-indent="false" fo:background-color="transparent" fo:padding="0in" fo:border="none">
        <style:background-image/>
      </style:paragraph-properties>
      <style:text-properties fo:font-variant="normal" fo:text-transform="none" fo:color="#000000" style:font-name="Georgia1" fo:font-size="12pt" fo:letter-spacing="normal" fo:font-style="normal" fo:font-weight="normal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style:font-name-asian="Georgia" style:font-size-asian="12pt" style:font-weight-asian="bold" style:font-name-complex="Georgia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name-asian="Georgia" style:font-size-asian="12pt" style:font-weight-asian="normal" style:font-name-complex="Georgia" style:font-size-complex="12pt" style:font-weight-complex="normal"/>
    </style:style>
    <style:style style:name="T5" style:family="text">
      <style:text-properties fo:font-size="12pt" style:font-name-asian="Georgia" style:font-size-asian="12pt" style:font-name-complex="Georgia" style:font-size-complex="12pt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style:font-name="Georgia" fo:font-size="12pt" style:font-name-asian="Georgia" style:font-size-asian="12pt" style:font-name-complex="Georgia" style:font-size-complex="12pt"/>
    </style:style>
    <style:style style:name="T8" style:family="text">
      <style:text-properties style:font-name="Georgia" fo:font-size="12pt" fo:font-weight="bold" style:font-name-asian="Georgia" style:font-size-asian="12pt" style:font-weight-asian="bold" style:font-name-complex="Georgia" style:font-size-complex="12pt" style:font-weight-complex="bold"/>
    </style:style>
    <style:style style:name="T9" style:family="text">
      <style:text-properties style:font-name="Georgia" fo:font-size="12pt" fo:font-weight="normal" style:font-name-asian="Georgia" style:font-size-asian="12pt" style:font-weight-asian="normal" style:font-name-complex="Georgia" style:font-size-complex="12pt" style:font-weight-complex="normal"/>
    </style:style>
    <style:style style:name="T10" style:family="text">
      <style:text-properties fo:font-variant="normal" fo:text-transform="none" fo:color="#000000" fo:font-size="12pt" fo:letter-spacing="normal" fo:font-style="normal" fo:font-weight="normal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style:font-name="PT Serif" fo:font-size="12pt" fo:letter-spacing="normal" fo:font-style="normal" fo:font-weight="bold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000000" style:font-name="PT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style:font-name="PT Serif" fo:font-size="11.3500003814697pt" fo:letter-spacing="normal" fo:font-style="normal" fo:font-weight="bold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000000" style:font-name="PT Serif" fo:font-size="11.3500003814697pt" fo:letter-spacing="normal" fo:font-style="normal" fo:font-weight="normal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000000" style:font-name="PT Serif" fo:font-size="11.3500003814697pt" fo:letter-spacing="normal" fo:font-style="normal" fo:font-weight="normal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fo:letter-spacing="normal" fo:font-style="normal" fo:font-weight="normal"/>
    </style:style>
    <style:style style:name="T17" style:family="text">
      <style:text-properties fo:font-variant="normal" fo:text-transform="none" fo:color="#000000" fo:font-size="11.3500003814697pt" fo:letter-spacing="normal" fo:font-style="normal" fo:font-weight="normal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fo:font-size="11.3500003814697pt" fo:letter-spacing="normal" fo:font-style="normal" fo:font-weight="normal" style:font-size-asian="12pt" style:font-weight-asian="bold" style:font-size-complex="12pt" style:font-weight-complex="bold"/>
    </style:style>
    <style:style style:name="T19" style:family="text">
      <style:text-properties style:font-name="PT Serif" fo:font-size="11.3500003814697pt"/>
    </style:style>
    <style:style style:name="T20" style:family="text">
      <style:text-properties fo:font-size="11.3500003814697pt"/>
    </style:style>
    <style:style style:name="T21" style:family="text">
      <style:text-properties style:font-name-asian="Georgia" style:font-size-asian="16pt" style:font-weight-asian="normal" style:font-name-complex="Georgia" style:font-size-complex="16pt" style:font-weight-complex="normal"/>
    </style:style>
    <style:style style:name="T22" style:family="text">
      <style:text-properties style:font-name-asian="Georgia" style:font-weight-asian="normal" style:font-name-complex="Georgia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1">Tania Abanina</text:p>
            <text:p text:style-name="P2">web designer</text:p>
          </table:table-cell>
          <table:table-cell office:value-type="string">
            <text:p text:style-name="P4">Currently: Berlin, Germany</text:p>
            <text:p text:style-name="P4">Email: taniaabanina@gmail.com</text:p>
            <text:p text:style-name="P4">Phone number: +49 15 73 689 5441</text:p>
            <text:p text:style-name="P4">Homepage: http://taniaabanina.com</text:p>
            <text:p text:style-name="P4">Linkedin: http://www.linkedin.com/in/taniaabanina</text:p>
            <text:p text:style-name="P4">Мойкруг: http://taniaabanina.moikrug.ru</text:p>
          </table:table-cell>
        </table:table-row>
      </table:table>
      <text:p text:style-name="P5"/>
      <text:p text:style-name="P5">Specialities</text:p>
      <text:p text:style-name="P6"><text:span text:style-name="T16">Responsive web design, UX/UI design, templating (PHP/Wordpress, Rails, Django, Bootstrap customization)</text:span></text:p>
      <text:p text:style-name="P6"><text:span text:style-name="T16"/></text:p>
      <text:p text:style-name="P7"><text:span text:style-name="T2">Technologies: </text:span><text:span text:style-name="T4">HTML</text:span><text:span text:style-name="T17">/</text:span><text:span text:style-name="T18">HTML5, CSS/CSS3, SASS/LESS, Compass, JavaScript (jQuery), SEO</text:span></text:p>
      <text:p text:style-name="P7"><text:span text:style-name="T18"/></text:p>
      <text:p text:style-name="P9"><text:span text:style-name="T2">Tools: </text:span><text:span text:style-name="T10">Paper &amp; pencil, Balsamiq Mockups, Adobe Photoshop, Adobe Fireworks, Adobe InDesign, Git, Mercurial, SVN, Sublime Text 2</text:span></text:p>
      <text:p text:style-name="P9"><text:span text:style-name="T10"/></text:p>
      <text:p text:style-name="P5">Experience</text:p>
      <text:p text:style-name="P11">Photographer</text:p>
      <text:p text:style-name="P12">August 2012 – Present</text:p>
      <text:p text:style-name="P13">Airbnb</text:p>
      <text:p text:style-name="P12">Interior photographer</text:p>
      <text:p text:style-name="P12"/>
      <text:p text:style-name="P11">Freelance web designer and client-side developer</text:p>
      <text:p text:style-name="P12">September 2009 – present</text:p>
      <text:p text:style-name="P12">Web design, client-side development, prototyping, writing expression of requirements, user interface consulting</text:p>
      <text:p text:style-name="P12"/>
      <text:p text:style-name="P11">Web designer</text:p>
      <text:p text:style-name="P12">May 2005 – October 2009 (4 years 6 months)</text:p>
      <text:p text:style-name="P13">Biysk technological institute – http://www.bti.secna.ru</text:p>
      <text:p text:style-name="P12">Web sites design and development; database design, front-end coding; content management</text:p>
      <text:p text:style-name="P12"/>
      <text:p text:style-name="P15"/>
      <text:p text:style-name="P11">Teacher</text:p>
      <text:p text:style-name="P12">October 2008 – May 2009 (8 months)</text:p>
      <text:p text:style-name="P13">Sunday computer school at Biysk technological institute</text:p>
      <text:p text:style-name="P12">Teacher of course ÇMultimedia technologyÈ (Adobe Photoshop, Adobe Flash, Adobe</text:p>
      <text:p text:style-name="P12">Premiere, 3ds Max) for children 11-13 years</text:p>
      <text:p text:style-name="P12"/>
      <text:p text:style-name="P5">Projects</text:p>
      <text:p text:style-name="P11">Coach</text:p>
      <text:p text:style-name="P10"><text:span text:style-name="T3">22</text:span><text:span text:style-name="T6">th </text:span><text:span text:style-name="T3">- 25</text:span><text:span text:style-name="T6">th </text:span><text:span text:style-name="T3">of August 2012</text:span></text:p>
      <text:p text:style-name="P13">Open TechSchool</text:p>
      <text:p text:style-name="P12">Coach of workshops about SASS and web design at Campus Party 2012</text:p>
      <text:p text:style-name="P12"/>
      <text:p text:style-name="P5">Education</text:p>
      <text:p text:style-name="P11">Biysk technological institute (branch) Altai state technical university</text:p>
      <text:p text:style-name="P12">2002 – 2007</text:p>
      <text:p text:style-name="P12">Diploma specialist</text:p>
      <text:p text:style-name="P12">Special subject: Quality management</text:p>
      <text:p text:style-name="P12">Qualification: Engineer–manager</text:p>
      <text:p text:style-name="P12"/>
      <text:p text:style-name="P14"><text:span text:style-name="T22">Courses</text:span></text:p>
      <text:h text:style-name="P16" text:outline-level="3">Summer intensive course of illustration at British Higher School of Art and Design</text:h>
      <text:p text:style-name="P17">July, 2011</text:p>
      <text:p text:style-name="P12"/>
      <text:p text:style-name="P5">Languages</text:p>
      <text:p text:style-name="P8"><text:span text:style-name="T5">Русский, Englis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PT Serif1" svg:font-family="'PT Serif', Georgia, Times, 'Times New Roman'"/>
    <style:font-face style:name="PT Serif" svg:font-family="'PT Serif', Georgia, Times, 'Times New Roman', sans-serif"/>
    <style:font-face style:name="Georgia" svg:font-family="Georgia" style:font-family-generic="roman"/>
    <style:font-face style:name="Georgia1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7-09T17:55:40</meta:creation-date>
    <meta:document-statistic meta:table-count="1" meta:image-count="0" meta:object-count="0" meta:page-count="2" meta:paragraph-count="45" meta:word-count="211" meta:character-count="1638"/>
    <dc:date>2013-07-09T18:02:32</dc:date>
    <meta:editing-duration>PT6M53S</meta:editing-duration>
    <meta:editing-cycles>1</meta:editing-cycles>
    <meta:generator>OpenOffice.org/3.3$Unix OpenOffice.org_project/330m20$Build-9567</meta:generator>
  </office:meta>
</office:document-meta>
</file>